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Source Han Sans CN" svg:font-family="'Source Han Sans C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2.203cm"/>
    </style:style>
    <style:style style:name="co3" style:family="table-column">
      <style:table-column-properties fo:break-before="auto" style:column-width="2.004cm"/>
    </style:style>
    <style:style style:name="co4" style:family="table-column">
      <style:table-column-properties fo:break-before="auto" style:column-width="1.639cm"/>
    </style:style>
    <style:style style:name="co5" style:family="table-column">
      <style:table-column-properties fo:break-before="auto" style:column-width="2.499cm"/>
    </style:style>
    <style:style style:name="co6" style:family="table-column">
      <style:table-column-properties fo:break-before="auto" style:column-width="3.341cm"/>
    </style:style>
    <style:style style:name="co7" style:family="table-column">
      <style:table-column-properties fo:break-before="auto" style:column-width="3.006cm"/>
    </style:style>
    <style:style style:name="co8" style:family="table-column">
      <style:table-column-properties fo:break-before="auto" style:column-width="2.932cm"/>
    </style:style>
    <style:style style:name="co9" style:family="table-column">
      <style:table-column-properties fo:break-before="auto" style:column-width="3.678cm"/>
    </style:style>
    <style:style style:name="co10" style:family="table-column">
      <style:table-column-properties fo:break-before="auto" style:column-width="2.104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401cm"/>
    </style:style>
    <style:style style:name="co13" style:family="table-column">
      <style:table-column-properties fo:break-before="auto" style:column-width="2.475cm"/>
    </style:style>
    <style:style style:name="co14" style:family="table-column">
      <style:table-column-properties fo:break-before="auto" style:column-width="2.376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98cm" fo:break-before="auto" style:use-optimal-row-height="false"/>
    </style:style>
    <style:style style:name="ro5" style:family="table-row">
      <style:table-row-properties style:row-height="0.693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ccff" style:text-align-source="fix" style:repeat-content="false" fo:wrap-option="wrap" fo:border="0.74pt solid #eceff1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 style:data-style-name="N3">
      <style:table-cell-properties style:text-align-source="fix" style:repeat-content="false" fo:wrap-option="wrap" fo:border="0.74pt solid #000000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00ccff" fo:wrap-option="wrap" fo:border="0.74pt solid #fafafa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5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5pt" style:language-asian="zh" style:country-asian="CN" style:font-style-asian="normal" style:font-weight-asian="bold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border="0.74pt solid #000000" fo:padding-bottom="0.035cm" fo:padding-left="0.15cm" fo:padding-right="0.035cm" fo:padding-top="0.035cm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9pt" style:language-asian="zh" style:country-asian="CN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74pt solid #000000" fo:padding-bottom="0.035cm" fo:padding-left="0.15cm" fo:padding-right="0.035cm" fo:padding-top="0.035cm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 fo:border="0.74pt solid #000000" fo:padding-bottom="0.035cm" fo:padding-left="0.15cm" fo:padding-right="0.035cm" fo:padding-top="0.035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6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6">
      <style:table-cell-properties fo:border="0.74pt solid #000000" fo:padding-bottom="0.035cm" fo:padding-left="0.15cm" fo:padding-right="0.035cm" fo:padding-top="0.035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6">
      <style:table-cell-properties fo:background-color="#00ccff" fo:wrap-option="wrap" fo:border="0.74pt solid #fafafa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10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">
      <style:table-cell-properties fo:border="0.74pt solid #000000" fo:padding-bottom="0.035cm" fo:padding-left="0.15cm" fo:padding-right="0.035cm" fo:padding-top="0.035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">
      <style:table-cell-properties fo:background-color="#00ccff" fo:wrap-option="wrap" fo:border="0.74pt solid #fafafa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 style:data-style-name="N106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37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>
      <style:table-cell-properties fo:background-color="#00ccff" fo:wrap-option="wrap" fo:border="0.74pt solid #fafafa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ccff" style:text-align-source="fix" style:repeat-content="false" fo:border="0.74pt solid #fafafa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35" style:family="table-cell" style:parent-style-name="Default">
      <style:table-cell-properties fo:background-color="#00ccff" style:text-align-source="fix" style:repeat-content="false" fo:border="0.74pt solid #fafafa"/>
      <style:paragraph-properties fo:text-align="end" fo:margin-left="0cm"/>
    </style:style>
    <style:style style:name="ce65" style:family="table-cell" style:parent-style-name="Default">
      <style:table-cell-properties style:cell-protect="none" style:print-content="true"/>
    </style:style>
    <style:style style:name="ce36" style:family="table-cell" style:parent-style-name="Default">
      <style:table-cell-properties fo:background-color="#2196f3" style:text-align-source="fix" style:repeat-content="false" fo:border="2.24pt solid #f57f17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ackground-color="#bbdefb" style:text-align-source="fix" style:repeat-content="false" fo:border="2.24pt solid #f57f17" style:vertical-align="middle"/>
      <style:paragraph-properties fo:text-align="start" fo:margin-left="0cm"/>
    </style:style>
    <style:style style:name="ce38" style:family="table-cell" style:parent-style-name="Default">
      <style:table-cell-properties fo:border="2.24pt solid #f57f17"/>
    </style:style>
    <style:style style:name="ce39" style:family="table-cell" style:parent-style-name="Default">
      <style:table-cell-properties fo:background-color="#bbdefb" style:text-align-source="fix" style:repeat-content="false" fo:border="2.24pt solid #f57f17"/>
      <style:paragraph-properties fo:text-align="start" fo:margin-left="0cm"/>
    </style:style>
    <style:style style:name="ce40" style:family="table-cell" style:parent-style-name="Default">
      <style:table-cell-properties style:text-align-source="fix" style:repeat-content="false" fo:border="2.24pt solid #f57f17" fo:padding-bottom="0.035cm" fo:padding-left="0.035cm" fo:padding-right="0.15cm" fo:padding-top="0.035cm" style:vertical-align="middle"/>
      <style:paragraph-properties fo:text-align="end" fo:margin-left="0cm"/>
    </style:style>
    <style:style style:name="ce41" style:family="table-cell" style:parent-style-name="Default" style:data-style-name="N106">
      <style:table-cell-properties style:text-align-source="fix" style:repeat-content="false" fo:border="2.24pt solid #f57f17" fo:padding-bottom="0.035cm" fo:padding-left="0.035cm" fo:padding-right="0.15cm" fo:padding-top="0.035cm" style:vertical-align="middl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RESUPUESTO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43"/>
        <table:table-column table:style-name="co3" table:default-cell-style-name="ce20"/>
        <table:table-column table:style-name="co4" table:default-cell-style-name="ce17"/>
        <table:table-column table:style-name="co5" table:default-cell-style-name="ce24"/>
        <table:table-column table:style-name="co6" table:default-cell-style-name="ce27"/>
        <table:table-column table:style-name="co7" table:default-cell-style-name="ce24"/>
        <table:table-column table:style-name="co8" table:default-cell-style-name="ce11"/>
        <table:table-column table:style-name="co9" table:default-cell-style-name="ce31"/>
        <table:table-column table:style-name="co10" table:default-cell-style-name="ce34"/>
        <table:table-column table:style-name="co11" table:default-cell-style-name="Default"/>
        <table:table-row table:style-name="ro1">
          <table:table-cell table:style-name="Default" table:number-columns-repeated="2"/>
          <table:table-cell table:style-name="ce2" table:number-columns-repeated="2"/>
          <table:table-cell table:style-name="Default" table:number-columns-repeated="2"/>
          <table:table-cell table:style-name="ce2" table:number-columns-repeated="3"/>
          <table:table-cell table:style-name="Default"/>
          <table:table-cell/>
        </table:table-row>
        <table:table-row table:style-name="ro1">
          <table:table-cell table:style-name="ce2" table:number-columns-repeated="4"/>
          <table:table-cell table:style-name="Default" table:number-columns-repeated="2"/>
          <table:table-cell table:style-name="ce2" table:number-columns-repeated="3"/>
          <table:table-cell table:style-name="Default"/>
          <table:table-cell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2"/>
          <table:table-cell table:style-name="Default"/>
          <table:table-cell table:style-name="ce17" office:value-type="string" calcext:value-type="string">
            <text:p>Fecha de Inicio </text:p>
          </table:table-cell>
          <table:table-cell table:style-name="ce30" office:value-type="date" office:date-value="2011-03-18" calcext:value-type="date">
            <text:p>18/03/11</text:p>
          </table:table-cell>
          <table:table-cell table:style-name="ce2"/>
          <table:table-cell table:style-name="Default"/>
          <table:table-cell/>
        </table:table-row>
        <table:table-row table:style-name="ro3">
          <table:table-cell table:style-name="ce2"/>
          <table:table-cell table:style-name="ce15" office:value-type="string" calcext:value-type="string" table:number-columns-spanned="4" table:number-rows-spanned="1">
            <text:p>Presupuesto Construcción </text:p>
          </table:table-cell>
          <table:covered-table-cell table:style-name="ce19"/>
          <table:covered-table-cell table:style-name="ce44"/>
          <table:covered-table-cell table:style-name="Default"/>
          <table:table-cell table:style-name="Default"/>
          <table:table-cell table:style-name="ce2" table:number-columns-repeated="3"/>
          <table:table-cell table:style-name="Default"/>
          <table:table-cell/>
        </table:table-row>
        <table:table-row table:style-name="ro1">
          <table:table-cell table:style-name="ce2" table:number-columns-repeated="4"/>
          <table:table-cell table:style-name="Default" table:number-columns-repeated="2"/>
          <table:table-cell table:style-name="ce17" office:value-type="string" calcext:value-type="string">
            <text:p>Fecha estimada </text:p>
          </table:table-cell>
          <table:table-cell table:style-name="ce31" office:value-type="date" office:date-value="2011-05-30" calcext:value-type="date">
            <text:p>30/05/1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table:number-columns-repeated="9"/>
          <table:table-cell table:style-name="Default"/>
          <table:table-cell table:style-name="ce65"/>
        </table:table-row>
        <table:table-row table:style-name="ro4">
          <table:table-cell table:style-name="ce10" office:value-type="string" calcext:value-type="string">
            <text:p>Código </text:p>
          </table:table-cell>
          <table:table-cell table:style-name="ce10" office:value-type="string" calcext:value-type="string">
            <text:p>Tarea </text:p>
          </table:table-cell>
          <table:table-cell table:style-name="ce10" office:value-type="string" calcext:value-type="string">
            <text:p>Grupo </text:p>
          </table:table-cell>
          <table:table-cell table:style-name="ce10" office:value-type="string" calcext:value-type="string">
            <text:p>Cantidad </text:p>
          </table:table-cell>
          <table:table-cell table:style-name="ce10" office:value-type="string" calcext:value-type="string">
            <text:p>Total Tarea </text:p>
          </table:table-cell>
          <table:table-cell table:style-name="ce10" office:value-type="string" calcext:value-type="string">
            <text:p>Porcentaje del total </text:p>
          </table:table-cell>
          <table:table-cell table:style-name="ce10" office:value-type="string" calcext:value-type="string">
            <text:p>Total acumulado </text:p>
          </table:table-cell>
          <table:table-cell table:style-name="ce10" office:value-type="string" calcext:value-type="string">
            <text:p>Días de Trabajo </text:p>
          </table:table-cell>
          <table:table-cell table:style-name="ce10" office:value-type="string" calcext:value-type="string">
            <text:p>Fecha de Finalización </text:p>
          </table:table-cell>
          <table:table-cell table:style-name="ce33" office:value-type="string" calcext:value-type="string">
            <text:p>Criticidad</text:p>
          </table:table-cell>
          <table:table-cell/>
        </table:table-row>
        <table:table-row table:style-name="ro1">
          <table:table-cell table:formula="of:=IF([.$B8]=[$Precios.$A2];[$Precios.$C2])" office:value-type="float" office:value="1" calcext:value-type="float">
            <text:p>1</text:p>
          </table:table-cell>
          <table:table-cell table:formula="of:=[$Precios.$A2]" office:value-type="string" office:string-value="Movimiento " calcext:value-type="string">
            <text:p>Movimiento </text:p>
          </table:table-cell>
          <table:table-cell table:formula="of:=LOOKUP([.A8:.A19];[$Grupo.$A$3:$Grupo.$A$5];[$Grupo.$B$3:$Grupo.$B$5])" office:value-type="string" office:string-value="Estructural " calcext:value-type="string">
            <text:p>Estructural </text:p>
          </table:table-cell>
          <table:table-cell table:style-name="ce11" office:value-type="float" office:value="1" calcext:value-type="float">
            <text:p>1</text:p>
          </table:table-cell>
          <table:table-cell table:formula="of:=[$Precios.$B2]*[.$D8]" office:value-type="currency" office:currency="EUR" office:value="194.3" calcext:value-type="currency">
            <text:p>194,30 €</text:p>
          </table:table-cell>
          <table:table-cell table:formula="of:=[.$E8]/[.$E$22]" office:value-type="percentage" office:value="0.0180900686175017" calcext:value-type="percentage">
            <text:p>2 %</text:p>
          </table:table-cell>
          <table:table-cell table:formula="of:=SUM([.$E$8:.$E8])" office:value-type="currency" office:currency="EUR" office:value="194.3" calcext:value-type="currency">
            <text:p>194,30 €</text:p>
          </table:table-cell>
          <table:table-cell office:value-type="float" office:value="15" calcext:value-type="float">
            <text:p>15</text:p>
          </table:table-cell>
          <table:table-cell table:formula="of:=[.$H$3]+[.H8]" office:value-type="date" office:date-value="2011-04-02" calcext:value-type="date">
            <text:p>02/04/11</text:p>
          </table:table-cell>
          <table:table-cell table:formula="of:=IF([.I8]&gt;[.$H$5];&quot;CRÍTICO&quot;;&quot;&quot;)">
            <text:p/>
          </table:table-cell>
          <table:table-cell/>
        </table:table-row>
        <table:table-row table:style-name="ro1">
          <table:table-cell table:formula="of:=IF([.$B9]=[$Precios.$A3];[$Precios.$C3])" office:value-type="float" office:value="1" calcext:value-type="float">
            <text:p>1</text:p>
          </table:table-cell>
          <table:table-cell table:formula="of:=[$Precios.$A3]" office:value-type="string" office:string-value="Estructura " calcext:value-type="string">
            <text:p>Estructura </text:p>
          </table:table-cell>
          <table:table-cell table:formula="of:=LOOKUP([.A9:.A22];[$Grupo.$A$3:$Grupo.$A$5];[$Grupo.$B$3:$Grupo.$B$5])" office:value-type="string" office:string-value="Estructural " calcext:value-type="string">
            <text:p>Estructural </text:p>
          </table:table-cell>
          <table:table-cell office:value-type="float" office:value="5" calcext:value-type="float">
            <text:p>5</text:p>
          </table:table-cell>
          <table:table-cell table:formula="of:=[$Precios.$B3]*[.$D9]" office:value-type="currency" office:currency="EUR" office:value="1200.5" calcext:value-type="currency">
            <text:p>1.200,50 €</text:p>
          </table:table-cell>
          <table:table-cell table:formula="of:=[.$E9]/[.$E$22]" office:value-type="percentage" office:value="0.111771113614569" calcext:value-type="percentage">
            <text:p>11 %</text:p>
          </table:table-cell>
          <table:table-cell table:formula="of:=SUM([.$E$8:.$E9])" office:value-type="currency" office:currency="EUR" office:value="1394.8" calcext:value-type="currency">
            <text:p>1.394,80 €</text:p>
          </table:table-cell>
          <table:table-cell office:value-type="float" office:value="6" calcext:value-type="float">
            <text:p>6</text:p>
          </table:table-cell>
          <table:table-cell table:formula="of:=[.I8]+[.H9]" office:value-type="date" office:date-value="2011-04-08" calcext:value-type="date">
            <text:p>08/04/11</text:p>
          </table:table-cell>
          <table:table-cell table:formula="of:=IF([.I9]&gt;[.$H$5];&quot;CRÍTICO&quot;;&quot;&quot;)">
            <text:p/>
          </table:table-cell>
          <table:table-cell/>
        </table:table-row>
        <table:table-row table:style-name="ro1">
          <table:table-cell table:formula="of:=IF([.$B10]=[$Precios.$A4];[$Precios.$C4])" office:value-type="float" office:value="1" calcext:value-type="float">
            <text:p>1</text:p>
          </table:table-cell>
          <table:table-cell table:formula="of:=[$Precios.$A4]" office:value-type="string" office:string-value="Albañilería " calcext:value-type="string">
            <text:p>Albañilería </text:p>
          </table:table-cell>
          <table:table-cell table:formula="of:=LOOKUP([.A10:.A23];[$Grupo.$A$3:$Grupo.$A$5];[$Grupo.$B$3:$Grupo.$B$5])" office:value-type="string" office:string-value="Estructural " calcext:value-type="string">
            <text:p>Estructural </text:p>
          </table:table-cell>
          <table:table-cell office:value-type="float" office:value="10" calcext:value-type="float">
            <text:p>10</text:p>
          </table:table-cell>
          <table:table-cell table:formula="of:=[$Precios.$B4]*[.$D10]" office:value-type="currency" office:currency="EUR" office:value="2311" calcext:value-type="currency">
            <text:p>2.311,00 €</text:p>
          </table:table-cell>
          <table:table-cell table:formula="of:=[.$E10]/[.$E$22]" office:value-type="percentage" office:value="0.215162885100599" calcext:value-type="percentage">
            <text:p>22 %</text:p>
          </table:table-cell>
          <table:table-cell table:formula="of:=SUM([.$E$8:.$E10])" office:value-type="currency" office:currency="EUR" office:value="3705.8" calcext:value-type="currency">
            <text:p>3.705,80 €</text:p>
          </table:table-cell>
          <table:table-cell office:value-type="float" office:value="6" calcext:value-type="float">
            <text:p>6</text:p>
          </table:table-cell>
          <table:table-cell table:formula="of:=[.I9]+[.H10]" office:value-type="date" office:date-value="2011-04-14" calcext:value-type="date">
            <text:p>14/04/11</text:p>
          </table:table-cell>
          <table:table-cell table:formula="of:=IF([.I10]&gt;[.$H$5];&quot;CRÍTICO&quot;;&quot;&quot;)">
            <text:p/>
          </table:table-cell>
          <table:table-cell/>
        </table:table-row>
        <table:table-row table:style-name="ro1">
          <table:table-cell table:formula="of:=IF([.$B11]=[$Precios.$A5];[$Precios.$C5])" office:value-type="float" office:value="1" calcext:value-type="float">
            <text:p>1</text:p>
          </table:table-cell>
          <table:table-cell table:formula="of:=[$Precios.$A5]" office:value-type="string" office:string-value="Yesería " calcext:value-type="string">
            <text:p>Yesería </text:p>
          </table:table-cell>
          <table:table-cell table:formula="of:=LOOKUP([.A11:.A24];[$Grupo.$A$3:$Grupo.$A$5];[$Grupo.$B$3:$Grupo.$B$5])" office:value-type="string" office:string-value="Estructural " calcext:value-type="string">
            <text:p>Estructural </text:p>
          </table:table-cell>
          <table:table-cell office:value-type="float" office:value="5" calcext:value-type="float">
            <text:p>5</text:p>
          </table:table-cell>
          <table:table-cell table:formula="of:=[$Precios.$B5]*[.$D11]" office:value-type="currency" office:currency="EUR" office:value="639" calcext:value-type="currency">
            <text:p>639,00 €</text:p>
          </table:table-cell>
          <table:table-cell table:formula="of:=[.$E11]/[.$E$22]" office:value-type="percentage" office:value="0.0594933291126277" calcext:value-type="percentage">
            <text:p>6 %</text:p>
          </table:table-cell>
          <table:table-cell table:formula="of:=SUM([.$E$8:.$E11])" office:value-type="currency" office:currency="EUR" office:value="4344.8" calcext:value-type="currency">
            <text:p>4.344,80 €</text:p>
          </table:table-cell>
          <table:table-cell office:value-type="float" office:value="10" calcext:value-type="float">
            <text:p>10</text:p>
          </table:table-cell>
          <table:table-cell table:formula="of:=[.I10]+[.H11]" office:value-type="date" office:date-value="2011-04-24" calcext:value-type="date">
            <text:p>24/04/11</text:p>
          </table:table-cell>
          <table:table-cell table:formula="of:=IF([.I11]&gt;[.$H$5];&quot;CRÍTICO&quot;;&quot;&quot;)">
            <text:p/>
          </table:table-cell>
          <table:table-cell/>
        </table:table-row>
        <table:table-row table:style-name="ro1">
          <table:table-cell table:style-name="ce5" table:formula="of:=COUNTIF([.A8:.A11];1)" office:value-type="float" office:value="4" calcext:value-type="float" table:number-columns-spanned="2" table:number-rows-spanned="1">
            <text:p>4</text:p>
          </table:table-cell>
          <table:covered-table-cell table:formula="of:=COUNTIF([.A8:.A11];1)" office:value-type="float" office:value="4" calcext:value-type="float">
            <text:p>4</text:p>
          </table:covered-table-cell>
          <table:table-cell table:style-name="ce48" office:value-type="string" calcext:value-type="string" table:number-columns-spanned="8" table:number-rows-spanned="1">
            <text:p>TAREAS REALIZADAS DEL GRUPO ESTRUCTURAL</text:p>
          </table:table-cell>
          <table:covered-table-cell table:style-name="ce44"/>
          <table:covered-table-cell table:number-columns-repeated="2"/>
          <table:covered-table-cell table:style-name="ce58"/>
          <table:covered-table-cell table:number-columns-repeated="3"/>
          <table:table-cell/>
        </table:table-row>
        <table:table-row table:style-name="ro1">
          <table:table-cell table:formula="of:=IF([.B13]=[$Precios.$A6];[$Precios.$C6])" office:value-type="float" office:value="2" calcext:value-type="float">
            <text:p>2</text:p>
          </table:table-cell>
          <table:table-cell table:formula="of:=[$Precios.$A6]" office:value-type="string" office:string-value="Sanitarios " calcext:value-type="string">
            <text:p>Sanitarios </text:p>
          </table:table-cell>
          <table:table-cell table:formula="of:=LOOKUP([.A13:.A25];[$Grupo.$A$3:$Grupo.$A$5];[$Grupo.$B$3:$Grupo.$B$5])" office:value-type="string" office:string-value="Instalaciones " calcext:value-type="string">
            <text:p>Instalaciones </text:p>
          </table:table-cell>
          <table:table-cell office:value-type="float" office:value="6" calcext:value-type="float">
            <text:p>6</text:p>
          </table:table-cell>
          <table:table-cell table:formula="of:=[$Precios.$B6]*[.$D13]" office:value-type="currency" office:currency="EUR" office:value="1296" calcext:value-type="currency">
            <text:p>1.296,00 €</text:p>
          </table:table-cell>
          <table:table-cell table:formula="of:=[.$E13]/[.$E$22]" office:value-type="percentage" office:value="0.120662526650963" calcext:value-type="percentage">
            <text:p>12 %</text:p>
          </table:table-cell>
          <table:table-cell table:formula="of:=SUM([.$E$8:.$E13])" office:value-type="currency" office:currency="EUR" office:value="5640.8" calcext:value-type="currency">
            <text:p>5.640,80 €</text:p>
          </table:table-cell>
          <table:table-cell office:value-type="float" office:value="8" calcext:value-type="float">
            <text:p>8</text:p>
          </table:table-cell>
          <table:table-cell table:formula="of:=[.I11]+[.H13]" office:value-type="date" office:date-value="2011-05-02" calcext:value-type="date">
            <text:p>02/05/11</text:p>
          </table:table-cell>
          <table:table-cell table:formula="of:=IF([.I13]&gt;[.$H$5];&quot;CRÍTICO&quot;;&quot;&quot;)">
            <text:p/>
          </table:table-cell>
          <table:table-cell/>
        </table:table-row>
        <table:table-row table:style-name="ro1">
          <table:table-cell table:formula="of:=IF([.B14]=[$Precios.$A7];[$Precios.$C7])" office:value-type="float" office:value="2" calcext:value-type="float">
            <text:p>2</text:p>
          </table:table-cell>
          <table:table-cell table:formula="of:=[$Precios.$A7]" office:value-type="string" office:string-value="Gas " calcext:value-type="string">
            <text:p>Gas </text:p>
          </table:table-cell>
          <table:table-cell table:formula="of:=LOOKUP([.A14:.A26];[$Grupo.$A$3:$Grupo.$A$5];[$Grupo.$B$3:$Grupo.$B$5])" office:value-type="string" office:string-value="Instalaciones " calcext:value-type="string">
            <text:p>Instalaciones </text:p>
          </table:table-cell>
          <table:table-cell office:value-type="float" office:value="6" calcext:value-type="float">
            <text:p>6</text:p>
          </table:table-cell>
          <table:table-cell table:formula="of:=[$Precios.$B7]*[.$D14]" office:value-type="currency" office:currency="EUR" office:value="1113" calcext:value-type="currency">
            <text:p>1.113,00 €</text:p>
          </table:table-cell>
          <table:table-cell table:formula="of:=[.$E14]/[.$E$22]" office:value-type="percentage" office:value="0.1036245309896" calcext:value-type="percentage">
            <text:p>10 %</text:p>
          </table:table-cell>
          <table:table-cell table:formula="of:=SUM([.$E$8:.$E14])" office:value-type="currency" office:currency="EUR" office:value="6753.8" calcext:value-type="currency">
            <text:p>6.753,80 €</text:p>
          </table:table-cell>
          <table:table-cell office:value-type="float" office:value="15" calcext:value-type="float">
            <text:p>15</text:p>
          </table:table-cell>
          <table:table-cell table:formula="of:=[.I13]+[.H14]" office:value-type="date" office:date-value="2011-05-17" calcext:value-type="date">
            <text:p>17/05/11</text:p>
          </table:table-cell>
          <table:table-cell table:formula="of:=IF([.I14]&gt;[.$H$5];&quot;CRÍTICO&quot;;&quot;&quot;)">
            <text:p/>
          </table:table-cell>
          <table:table-cell/>
        </table:table-row>
        <table:table-row table:style-name="ro1">
          <table:table-cell table:style-name="ce5" table:formula="of:=COUNTIF([.A13:.A14];2)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48" office:value-type="string" calcext:value-type="string" table:number-columns-spanned="8" table:number-rows-spanned="1">
            <text:p>TAREAS REALIZADAS DEL GRUPO INSTALACIONES</text:p>
          </table:table-cell>
          <table:covered-table-cell table:style-name="ce44"/>
          <table:covered-table-cell table:number-columns-repeated="6"/>
          <table:table-cell/>
        </table:table-row>
        <table:table-row table:style-name="ro1">
          <table:table-cell table:formula="of:=IF([.B16]=[$Precios.$A8];[$Precios.$C8])" office:value-type="float" office:value="3" calcext:value-type="float">
            <text:p>3</text:p>
          </table:table-cell>
          <table:table-cell table:formula="of:=[$Precios.$A8]" office:value-type="string" office:string-value="Electricidad " calcext:value-type="string">
            <text:p>Electricidad </text:p>
          </table:table-cell>
          <table:table-cell table:formula="of:=LOOKUP([.A16:.A27];[$Grupo.$A$3:$Grupo.$A$5];[$Grupo.$B$3:$Grupo.$B$5])" office:value-type="string" office:string-value="Interiores " calcext:value-type="string">
            <text:p>Interiores </text:p>
          </table:table-cell>
          <table:table-cell office:value-type="float" office:value="2" calcext:value-type="float">
            <text:p>2</text:p>
          </table:table-cell>
          <table:table-cell table:formula="of:=[$Precios.$B8]*[.$D16]" office:value-type="currency" office:currency="EUR" office:value="361.6" calcext:value-type="currency">
            <text:p>361,60 €</text:p>
          </table:table-cell>
          <table:table-cell table:formula="of:=[.$E16]/[.$E$22]" office:value-type="percentage" office:value="0.0336663345964416" calcext:value-type="percentage">
            <text:p>3 %</text:p>
          </table:table-cell>
          <table:table-cell table:formula="of:=SUM([.$E$8:.$E16])" office:value-type="currency" office:currency="EUR" office:value="7115.4" calcext:value-type="currency">
            <text:p>7.115,40 €</text:p>
          </table:table-cell>
          <table:table-cell office:value-type="float" office:value="5" calcext:value-type="float">
            <text:p>5</text:p>
          </table:table-cell>
          <table:table-cell table:formula="of:=[.I14]+[.H16]" office:value-type="date" office:date-value="2011-05-22" calcext:value-type="date">
            <text:p>22/05/11</text:p>
          </table:table-cell>
          <table:table-cell table:formula="of:=IF([.I16]&gt;[.$H$5];&quot;CRÍTICO&quot;;&quot;&quot;)">
            <text:p/>
          </table:table-cell>
          <table:table-cell/>
        </table:table-row>
        <table:table-row table:style-name="ro2">
          <table:table-cell table:formula="of:=IF([.B17]=[$Precios.$A9];[$Precios.$C9])" office:value-type="float" office:value="3" calcext:value-type="float">
            <text:p>3</text:p>
          </table:table-cell>
          <table:table-cell table:formula="of:=[$Precios.$A9]" office:value-type="string" office:string-value="Carp. metálica " calcext:value-type="string">
            <text:p>Carp. metálica </text:p>
          </table:table-cell>
          <table:table-cell table:formula="of:=LOOKUP([.A17:.A28];[$Grupo.$A$3:$Grupo.$A$5];[$Grupo.$B$3:$Grupo.$B$5])" office:value-type="string" office:string-value="Interiores " calcext:value-type="string">
            <text:p>Interiores </text:p>
          </table:table-cell>
          <table:table-cell office:value-type="float" office:value="10" calcext:value-type="float">
            <text:p>10</text:p>
          </table:table-cell>
          <table:table-cell table:formula="of:=[$Precios.$B9]*[.$D17]" office:value-type="currency" office:currency="EUR" office:value="2295" calcext:value-type="currency">
            <text:p>2.295,00 €</text:p>
          </table:table-cell>
          <table:table-cell table:formula="of:=[.$E17]/[.$E$22]" office:value-type="percentage" office:value="0.213673224277747" calcext:value-type="percentage">
            <text:p>21 %</text:p>
          </table:table-cell>
          <table:table-cell table:formula="of:=SUM([.$E$8:.$E17])" office:value-type="currency" office:currency="EUR" office:value="9410.4" calcext:value-type="currency">
            <text:p>9.410,40 €</text:p>
          </table:table-cell>
          <table:table-cell office:value-type="float" office:value="4" calcext:value-type="float">
            <text:p>4</text:p>
          </table:table-cell>
          <table:table-cell table:formula="of:=[.I16]+[.H17]" office:value-type="date" office:date-value="2011-05-26" calcext:value-type="date">
            <text:p>26/05/11</text:p>
          </table:table-cell>
          <table:table-cell table:formula="of:=IF([.I17]&gt;[.$H$5];&quot;CRÍTICO&quot;;&quot;&quot;)">
            <text:p/>
          </table:table-cell>
          <table:table-cell/>
        </table:table-row>
        <table:table-row table:style-name="ro1">
          <table:table-cell table:formula="of:=IF([.B18]=[$Precios.$A10];[$Precios.$C10])" office:value-type="float" office:value="3" calcext:value-type="float">
            <text:p>3</text:p>
          </table:table-cell>
          <table:table-cell table:formula="of:=[$Precios.$A10]" office:value-type="string" office:string-value="Carp. madera " calcext:value-type="string">
            <text:p>Carp. madera </text:p>
          </table:table-cell>
          <table:table-cell table:formula="of:=LOOKUP([.A18:.A29];[$Grupo.$A$3:$Grupo.$A$5];[$Grupo.$B$3:$Grupo.$B$5])" office:value-type="string" office:string-value="Interiores " calcext:value-type="string">
            <text:p>Interiores </text:p>
          </table:table-cell>
          <table:table-cell office:value-type="float" office:value="5" calcext:value-type="float">
            <text:p>5</text:p>
          </table:table-cell>
          <table:table-cell table:formula="of:=[$Precios.$B10]*[.$D18]" office:value-type="currency" office:currency="EUR" office:value="1103" calcext:value-type="currency">
            <text:p>1.103,00 €</text:p>
          </table:table-cell>
          <table:table-cell table:formula="of:=[.$E18]/[.$E$22]" office:value-type="percentage" office:value="0.102693492975318" calcext:value-type="percentage">
            <text:p>10 %</text:p>
          </table:table-cell>
          <table:table-cell table:formula="of:=SUM([.$E$8:.$E18])" office:value-type="currency" office:currency="EUR" office:value="10513.4" calcext:value-type="currency">
            <text:p>10.513,40 €</text:p>
          </table:table-cell>
          <table:table-cell office:value-type="float" office:value="4" calcext:value-type="float">
            <text:p>4</text:p>
          </table:table-cell>
          <table:table-cell table:formula="of:=[.I17]+[.H18]" office:value-type="date" office:date-value="2011-05-30" calcext:value-type="date">
            <text:p>30/05/11</text:p>
          </table:table-cell>
          <table:table-cell table:formula="of:=IF([.I18]&gt;[.$H$5];&quot;CRÍTICO&quot;;&quot;&quot;)">
            <text:p/>
          </table:table-cell>
          <table:table-cell/>
        </table:table-row>
        <table:table-row table:style-name="ro1">
          <table:table-cell table:formula="of:=IF([.B19]=[$Precios.$A11];[$Precios.$C11])" office:value-type="float" office:value="3" calcext:value-type="float">
            <text:p>3</text:p>
          </table:table-cell>
          <table:table-cell table:formula="of:=[$Precios.$A11]" office:value-type="string" office:string-value="Ascensores " calcext:value-type="string">
            <text:p>Ascensores </text:p>
          </table:table-cell>
          <table:table-cell table:formula="of:=LOOKUP([.A19:.A30];[$Grupo.$A$3:$Grupo.$A$5];[$Grupo.$B$3:$Grupo.$B$5])" office:value-type="string" office:string-value="Interiores " calcext:value-type="string">
            <text:p>Interiores </text:p>
          </table:table-cell>
          <table:table-cell office:value-type="float" office:value="1" calcext:value-type="float">
            <text:p>1</text:p>
          </table:table-cell>
          <table:table-cell table:formula="of:=[$Precios.$B11]*[.$D19]" office:value-type="currency" office:currency="EUR" office:value="227.3" calcext:value-type="currency">
            <text:p>227,30 €</text:p>
          </table:table-cell>
          <table:table-cell table:formula="of:=[.$E19]/[.$E$22]" office:value-type="percentage" office:value="0.0211624940646327" calcext:value-type="percentage">
            <text:p>2 %</text:p>
          </table:table-cell>
          <table:table-cell table:formula="of:=SUM([.$E$8:.$E19])" office:value-type="currency" office:currency="EUR" office:value="10740.7" calcext:value-type="currency">
            <text:p>10.740,70 €</text:p>
          </table:table-cell>
          <table:table-cell office:value-type="float" office:value="3" calcext:value-type="float">
            <text:p>3</text:p>
          </table:table-cell>
          <table:table-cell table:formula="of:=[.I18]+[.H19]" office:value-type="date" office:date-value="2011-06-02" calcext:value-type="date">
            <text:p>02/06/11</text:p>
          </table:table-cell>
          <table:table-cell table:formula="of:=IF([.I19]&gt;[.$H$5];&quot;CRÍTICO&quot;;&quot;&quot;)" office:value-type="string" office:string-value="CRÍTICO" calcext:value-type="string">
            <text:p>CRÍTICO</text:p>
          </table:table-cell>
          <table:table-cell/>
        </table:table-row>
        <table:table-row table:style-name="ro1">
          <table:table-cell table:style-name="ce12" table:formula="of:=COUNTIF([.A16:.A19];3)" office:value-type="float" office:value="4" calcext:value-type="float" table:number-columns-spanned="2" table:number-rows-spanned="1">
            <text:p>4</text:p>
          </table:table-cell>
          <table:covered-table-cell table:style-name="ce44"/>
          <table:table-cell table:style-name="ce22" office:value-type="string" calcext:value-type="string" table:number-columns-spanned="5" table:number-rows-spanned="1">
            <text:p>TAREAS REALIZADAS DEL GRUPO INTERIORES</text:p>
          </table:table-cell>
          <table:covered-table-cell table:style-name="ce23"/>
          <table:covered-table-cell table:style-name="ce25"/>
          <table:covered-table-cell table:style-name="ce28"/>
          <table:covered-table-cell table:style-name="ce25"/>
          <table:table-cell table:number-columns-repeated="4"/>
        </table:table-row>
        <table:table-row table:style-name="ro1">
          <table:table-cell table:style-name="ce12" office:value-type="float" office:value="10" calcext:value-type="float" table:number-columns-spanned="2" table:number-rows-spanned="1">
            <text:p>10</text:p>
          </table:table-cell>
          <table:covered-table-cell table:style-name="ce45"/>
          <table:table-cell table:style-name="ce22" office:value-type="string" calcext:value-type="string" table:number-columns-spanned="5" table:number-rows-spanned="1">
            <text:p>TOTAL DE TAREAS REALIZADAS POR GRUPO</text:p>
          </table:table-cell>
          <table:covered-table-cell table:style-name="ce23"/>
          <table:covered-table-cell table:style-name="ce25"/>
          <table:covered-table-cell table:style-name="ce28"/>
          <table:covered-table-cell table:style-name="ce25"/>
          <table:table-cell table:number-columns-repeated="4"/>
        </table:table-row>
        <table:table-row table:style-name="ro1">
          <table:table-cell table:style-name="ce14" office:value-type="string" calcext:value-type="string">
            <text:p>Totales </text:p>
          </table:table-cell>
          <table:table-cell table:style-name="ce14" table:number-columns-repeated="3"/>
          <table:table-cell table:style-name="ce26" table:formula="of:=SUM([.E8:.E19])" office:value-type="currency" office:currency="EUR" office:value="10740.7" calcext:value-type="currency">
            <text:p>10.740,70 €</text:p>
          </table:table-cell>
          <table:table-cell table:style-name="ce29" table:formula="of:=SUM([.F8:.F19])" office:value-type="percentage" office:value="1" calcext:value-type="percentage">
            <text:p>100 %</text:p>
          </table:table-cell>
          <table:table-cell table:style-name="ce26" table:formula="of:=[.G19]" office:value-type="currency" office:currency="EUR" office:value="10740.7" calcext:value-type="currency">
            <text:p>10.740,70 €</text:p>
          </table:table-cell>
          <table:table-cell table:style-name="ce14" table:formula="of:=SUM([.H8:.H19])" office:value-type="float" office:value="76" calcext:value-type="float">
            <text:p>76</text:p>
          </table:table-cell>
          <table:table-cell table:style-name="ce32" table:formula="of:=[.$H$3]+[.H22]" office:value-type="date" office:date-value="2011-06-02" calcext:value-type="date">
            <text:p>02/06/11</text:p>
          </table:table-cell>
          <table:table-cell table:style-name="ce35" table:formula="of:=IF([.I22]&gt;[.$H$5];&quot;CRÍTICO&quot;;&quot;&quot;)" office:value-type="string" office:string-value="CRÍTICO" calcext:value-type="string">
            <text:p>CRÍTICO</text:p>
          </table:table-cell>
          <table:table-cell/>
        </table:table-row>
      </table:table>
      <table:table table:name="RESUMEN" table:style-name="ta1">
        <table:table-column table:style-name="co2" table:default-cell-style-name="Default"/>
        <table:table-column table:style-name="co12" table:default-cell-style-name="ce37"/>
        <table:table-column table:style-name="co12" table:default-cell-style-name="ce39"/>
        <table:table-column table:style-name="co11" table:default-cell-style-name="ce39"/>
        <table:table-column table:style-name="co11" table:default-cell-style-name="ce40"/>
        <table:table-column table:style-name="co2" table:default-cell-style-name="Default"/>
        <table:table-row table:style-name="ro1">
          <table:table-cell/>
          <table:table-cell table:style-name="Default" table:number-columns-repeated="4"/>
          <table:table-cell/>
        </table:table-row>
        <table:table-row table:style-name="ro5">
          <table:table-cell/>
          <table:table-cell table:style-name="ce36" office:value-type="string" calcext:value-type="string" table:number-columns-spanned="4" table:number-rows-spanned="1">
            <text:p>RESUMEN</text:p>
          </table:table-cell>
          <table:covered-table-cell table:number-columns-repeated="3" table:style-name="ce38"/>
          <table:table-cell/>
        </table:table-row>
        <table:table-row table:style-name="ro5">
          <table:table-cell/>
          <table:table-cell office:value-type="string" calcext:value-type="string" table:number-columns-spanned="3" table:number-rows-spanned="1">
            <text:p>Promedio de días trabajodos por tarea</text:p>
          </table:table-cell>
          <table:covered-table-cell table:number-columns-repeated="2"/>
          <table:table-cell table:formula="of:=SUM([$PRESUPUESTO.H8:$PRESUPUESTO.H19])/10" office:value-type="float" office:value="7.6" calcext:value-type="float">
            <text:p>7,6</text:p>
          </table:table-cell>
          <table:table-cell/>
        </table:table-row>
        <table:table-row table:style-name="ro5">
          <table:table-cell/>
          <table:table-cell office:value-type="string" calcext:value-type="string" table:number-columns-spanned="3" table:number-rows-spanned="1">
            <text:p>Costo promedio por día de trabajo</text:p>
          </table:table-cell>
          <table:covered-table-cell table:number-columns-repeated="2"/>
          <table:table-cell table:style-name="ce41" table:formula="of:=[$PRESUPUESTO.E22]/[$PRESUPUESTO.H22]" office:value-type="currency" office:currency="EUR" office:value="141.325" calcext:value-type="currency">
            <text:p>141,33 €</text:p>
          </table:table-cell>
          <table:table-cell/>
        </table:table-row>
        <table:table-row table:style-name="ro5">
          <table:table-cell/>
          <table:table-cell office:value-type="string" calcext:value-type="string" table:number-columns-spanned="3" table:number-rows-spanned="1">
            <text:p>Mayor costo de obra por tarea</text:p>
          </table:table-cell>
          <table:covered-table-cell table:number-columns-repeated="2"/>
          <table:table-cell table:style-name="ce41" table:formula="of:=MAX([$PRESUPUESTO.E8:$PRESUPUESTO.E19])" office:value-type="currency" office:currency="EUR" office:value="2311" calcext:value-type="currency">
            <text:p>2.311,00 €</text:p>
          </table:table-cell>
          <table:table-cell/>
        </table:table-row>
        <table:table-row table:style-name="ro5">
          <table:table-cell/>
          <table:table-cell office:value-type="string" calcext:value-type="string" table:number-columns-spanned="3" table:number-rows-spanned="1">
            <text:p>Menor tiempo de obra por tarea</text:p>
          </table:table-cell>
          <table:covered-table-cell table:number-columns-repeated="2"/>
          <table:table-cell table:formula="of:=MIN([$PRESUPUESTO.H8:$PRESUPUESTO.H19])" office:value-type="float" office:value="3" calcext:value-type="float">
            <text:p>3</text:p>
          </table:table-cell>
          <table:table-cell/>
        </table:table-row>
      </table:table>
      <table:table table:name="GRÁFICA" table:style-name="ta1">
        <office:forms form:automatic-focus="false" form:apply-design-mode="false"/>
        <table:table-column table:style-name="co13" table:default-cell-style-name="ce44"/>
        <table:table-column table:style-name="co11" table:default-cell-style-name="ce24"/>
        <table:table-column table:style-name="co11" table:default-cell-style-name="Default"/>
        <table:table-row table:style-name="ro1">
          <table:table-cell table:style-name="Default" table:number-columns-repeated="2"/>
          <table:table-cell/>
        </table:table-row>
        <table:table-row table:style-name="ro6">
          <table:table-cell table:style-name="ce10" office:value-type="string" calcext:value-type="string">
            <text:p>Tarea </text:p>
          </table:table-cell>
          <table:table-cell table:style-name="ce10" office:value-type="string" calcext:value-type="string">
            <text:p>Precio por tarea </text:p>
          </table:table-cell>
          <table:table-cell>
            <draw:frame draw:z-index="0" draw:style-name="gr1" draw:text-style-name="P1" svg:width="18.041cm" svg:height="13.745cm" svg:x="1.315cm" svg:y="0.064cm">
              <draw:object draw:notify-on-update-of-ranges="GRÁFICA.A3:GRÁFICA.A13 GRÁFICA.B2:GRÁFICA.B2 GRÁFICA.B3:GRÁFICA.B1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Movimiento </text:p>
          </table:table-cell>
          <table:table-cell table:formula="of:=[$Precios.$B2]*[$PRESUPUESTO.$D8]" office:value-type="currency" office:currency="EUR" office:value="194.3" calcext:value-type="currency">
            <text:p>194,30 €</text:p>
          </table:table-cell>
          <table:table-cell/>
        </table:table-row>
        <table:table-row table:style-name="ro1">
          <table:table-cell office:value-type="string" calcext:value-type="string">
            <text:p>Estructura </text:p>
          </table:table-cell>
          <table:table-cell table:formula="of:=[$Precios.$B3]*[$PRESUPUESTO.$D9]" office:value-type="currency" office:currency="EUR" office:value="1200.5" calcext:value-type="currency">
            <text:p>1.200,50 €</text:p>
          </table:table-cell>
          <table:table-cell/>
        </table:table-row>
        <table:table-row table:style-name="ro1">
          <table:table-cell office:value-type="string" calcext:value-type="string">
            <text:p>Albañilería </text:p>
          </table:table-cell>
          <table:table-cell table:formula="of:=[$Precios.$B4]*[$PRESUPUESTO.$D10]" office:value-type="currency" office:currency="EUR" office:value="2311" calcext:value-type="currency">
            <text:p>2.311,00 €</text:p>
          </table:table-cell>
          <table:table-cell/>
        </table:table-row>
        <table:table-row table:style-name="ro1">
          <table:table-cell office:value-type="string" calcext:value-type="string">
            <text:p>Yesería </text:p>
          </table:table-cell>
          <table:table-cell table:formula="of:=[$Precios.$B5]*[$PRESUPUESTO.$D11]" office:value-type="currency" office:currency="EUR" office:value="639" calcext:value-type="currency">
            <text:p>639,00 €</text:p>
          </table:table-cell>
          <table:table-cell/>
        </table:table-row>
        <table:table-row table:style-name="ro1">
          <table:table-cell office:value-type="string" calcext:value-type="string">
            <text:p>Sanitarios </text:p>
          </table:table-cell>
          <table:table-cell table:formula="of:=[$Precios.$B6]*[$PRESUPUESTO.$D13]" office:value-type="currency" office:currency="EUR" office:value="1296" calcext:value-type="currency">
            <text:p>1.296,00 €</text:p>
          </table:table-cell>
          <table:table-cell/>
        </table:table-row>
        <table:table-row table:style-name="ro1">
          <table:table-cell office:value-type="string" calcext:value-type="string">
            <text:p>Gas </text:p>
          </table:table-cell>
          <table:table-cell table:formula="of:=[$Precios.$B7]*[$PRESUPUESTO.$D14]" office:value-type="currency" office:currency="EUR" office:value="1113" calcext:value-type="currency">
            <text:p>1.113,00 €</text:p>
          </table:table-cell>
          <table:table-cell/>
        </table:table-row>
        <table:table-row table:style-name="ro1">
          <table:table-cell office:value-type="string" calcext:value-type="string">
            <text:p>Electricidad </text:p>
          </table:table-cell>
          <table:table-cell table:formula="of:=[$Precios.$B8]*[$PRESUPUESTO.$D16]" office:value-type="currency" office:currency="EUR" office:value="361.6" calcext:value-type="currency">
            <text:p>361,60 €</text:p>
          </table:table-cell>
          <table:table-cell/>
        </table:table-row>
        <table:table-row table:style-name="ro1" table:visibility="collapse">
          <table:table-cell office:value-type="string" calcext:value-type="string">
            <text:p>Carp. Metálica </text:p>
          </table:table-cell>
          <table:table-cell table:formula="of:=[$Precios.B9]*[$PRESUPUESTO.D17]" office:value-type="currency" office:currency="EUR" office:value="2295" calcext:value-type="currency">
            <text:p>2.295,00 €</text:p>
          </table:table-cell>
          <table:table-cell/>
        </table:table-row>
        <table:table-row table:style-name="ro1">
          <table:table-cell office:value-type="string" calcext:value-type="string">
            <text:p>Carp. Metálica</text:p>
          </table:table-cell>
          <table:table-cell table:formula="of:=[$Precios.$B9]*[$PRESUPUESTO.$D17]" office:value-type="currency" office:currency="EUR" office:value="2295" calcext:value-type="currency">
            <text:p>2.295,00 €</text:p>
          </table:table-cell>
          <table:table-cell/>
        </table:table-row>
        <table:table-row table:style-name="ro1">
          <table:table-cell office:value-type="string" calcext:value-type="string">
            <text:p>Carp. Madera </text:p>
          </table:table-cell>
          <table:table-cell table:formula="of:=[$Precios.$B10]*[$PRESUPUESTO.$D18]" office:value-type="currency" office:currency="EUR" office:value="1103" calcext:value-type="currency">
            <text:p>1.103,00 €</text:p>
          </table:table-cell>
          <table:table-cell/>
        </table:table-row>
        <table:table-row table:style-name="ro1">
          <table:table-cell office:value-type="string" calcext:value-type="string">
            <text:p>Ascensores </text:p>
          </table:table-cell>
          <table:table-cell table:formula="of:=[$Precios.$B11]*[$PRESUPUESTO.$D19]" office:value-type="currency" office:currency="EUR" office:value="227.3" calcext:value-type="currency">
            <text:p>227,30 €</text:p>
          </table:table-cell>
          <table:table-cell/>
        </table:table-row>
      </table:table>
      <table:table table:name="Precios" table:style-name="ta1" table:print="false">
        <table:table-column table:style-name="co14" table:default-cell-style-name="ce7"/>
        <table:table-column table:style-name="co15" table:default-cell-style-name="ce7"/>
        <table:table-column table:style-name="co11" table:default-cell-style-name="ce75"/>
        <table:table-row table:style-name="ro1">
          <table:table-cell table:style-name="ce6" office:value-type="string" calcext:value-type="string">
            <text:p>Tarea </text:p>
          </table:table-cell>
          <table:table-cell table:style-name="ce6" office:value-type="string" calcext:value-type="string">
            <text:p>Precio </text:p>
          </table:table-cell>
          <table:table-cell table:style-name="ce74" office:value-type="string" calcext:value-type="string">
            <text:p>Grupo</text:p>
          </table:table-cell>
        </table:table-row>
        <table:table-row table:style-name="ro1">
          <table:table-cell office:value-type="string" calcext:value-type="string">
            <text:p>Movimiento </text:p>
          </table:table-cell>
          <table:table-cell office:value-type="float" office:value="194.3" calcext:value-type="float">
            <text:p>194,3</text:p>
          </table:table-cell>
          <table:table-cell table:formula="of:=[$Grupo.$A$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tructura </text:p>
          </table:table-cell>
          <table:table-cell office:value-type="float" office:value="240.1" calcext:value-type="float">
            <text:p>240,1</text:p>
          </table:table-cell>
          <table:table-cell table:formula="of:=[$Grupo.$A$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bañilería </text:p>
          </table:table-cell>
          <table:table-cell office:value-type="float" office:value="231.1" calcext:value-type="float">
            <text:p>231,1</text:p>
          </table:table-cell>
          <table:table-cell table:formula="of:=[$Grupo.$A$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esería </text:p>
          </table:table-cell>
          <table:table-cell office:value-type="float" office:value="127.8" calcext:value-type="float">
            <text:p>127,8</text:p>
          </table:table-cell>
          <table:table-cell table:formula="of:=[$Grupo.$A$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itarios </text:p>
          </table:table-cell>
          <table:table-cell office:value-type="float" office:value="216" calcext:value-type="float">
            <text:p>216</text:p>
          </table:table-cell>
          <table:table-cell table:formula="of:=[$Grupo.$A$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s </text:p>
          </table:table-cell>
          <table:table-cell office:value-type="float" office:value="185.5" calcext:value-type="float">
            <text:p>185,5</text:p>
          </table:table-cell>
          <table:table-cell table:formula="of:=[$Grupo.$A$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lectricidad </text:p>
          </table:table-cell>
          <table:table-cell office:value-type="float" office:value="180.8" calcext:value-type="float">
            <text:p>180,8</text:p>
          </table:table-cell>
          <table:table-cell table:formula="of:=[$Grupo.$A$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rp. metálica </text:p>
          </table:table-cell>
          <table:table-cell office:value-type="float" office:value="229.5" calcext:value-type="float">
            <text:p>229,5</text:p>
          </table:table-cell>
          <table:table-cell table:formula="of:=[$Grupo.$A$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rp. madera </text:p>
          </table:table-cell>
          <table:table-cell office:value-type="float" office:value="220.6" calcext:value-type="float">
            <text:p>220,6</text:p>
          </table:table-cell>
          <table:table-cell table:formula="of:=[$Grupo.$A$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censores </text:p>
          </table:table-cell>
          <table:table-cell office:value-type="float" office:value="227.3" calcext:value-type="float">
            <text:p>227,3</text:p>
          </table:table-cell>
          <table:table-cell table:formula="of:=[$Grupo.$A$5]" office:value-type="float" office:value="3" calcext:value-type="float">
            <text:p>3</text:p>
          </table:table-cell>
        </table:table-row>
      </table:table>
      <table:table table:name="Grupo" table:style-name="ta1" table:print="false">
        <table:table-column table:style-name="co15" table:number-columns-repeated="2" table:default-cell-style-name="ce7"/>
        <table:table-row table:style-name="ro1">
          <table:table-cell table:style-name="ce8" office:value-type="string" calcext:value-type="string" table:number-columns-spanned="2" table:number-rows-spanned="1">
            <text:p>GRUPO </text:p>
          </table:table-cell>
          <table:covered-table-cell table:style-name="Default"/>
        </table:table-row>
        <table:table-row table:style-name="ro1">
          <table:table-cell table:style-name="ce6" office:value-type="string" calcext:value-type="string">
            <text:p>CÓDIGO </text:p>
          </table:table-cell>
          <table:table-cell table:style-name="ce6" office:value-type="string" calcext:value-type="string">
            <text:p>NOMBRE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tructural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stalaciones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teriores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Source Han Sans CN" svg:font-family="'Source Han Sans C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DejaVu Sans" style:font-size-asian="10pt" style:language-asian="zh" style:country-asian="CN" style:font-name-complex="DejaVu Sans Condensed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</office:styles>
  <office:automatic-styles>
    <style:page-layout style:name="Mpm1">
      <style:page-layout-properties fo:page-width="29.7cm" fo:page-height="21.001cm" style:num-format="1" style:print-orientation="landscape" style:table-centering="both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alen </meta:initial-creator>
    <meta:creation-date>2012-01-11T16:16:30</meta:creation-date>
    <dc:date>2023-01-03T16:02:56.710720282</dc:date>
    <meta:editing-duration>PT1H6M45S</meta:editing-duration>
    <meta:editing-cycles>14</meta:editing-cycles>
    <meta:generator>LibreOffice/7.4.3.2$Linux_X86_64 LibreOffice_project/40$Build-2</meta:generator>
    <meta:document-statistic meta:table-count="5" meta:cell-count="206" meta:object-count="1"/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ch1" style:family="chart">
      <style:graphic-properties draw:stroke="none" draw:fill="gradient" draw:fill-color="#9fa8da" draw:fill-gradient-name="ChartGradient_20_2" draw:gradient-step-count="256" draw:opacity="50%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three-dimensional="true" chart:solid-type="cylinder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olid-type="cylinder"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gradient" draw:fill-color="#e6e6e6" draw:fill-gradient-name="ChartGradient_20_1" draw:gradient-step-count="103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42cm" svg:height="13.746cm" xlink:href=".." xlink:type="simple" chart:class="chart:bar" chart:style-name="ch1">
        <chart:title svg:x="7.84cm" svg:y="0.41cm" chart:style-name="ch2">
          <text:p>RESUMEN</text:p>
        </chart:title>
        <chart:subtitle svg:x="7.033cm" svg:y="1.463cm" chart:style-name="ch3">
          <text:p>Presupuesto por tarea</text:p>
        </chart:subtitle>
        <chart:plot-area chart:style-name="ch4" table:cell-range-address="GRÁFICA.A2:GRÁFICA.B13" chart:data-source-has-labels="both" svg:x="1.371cm" svg:y="2.42cm" svg:width="16.311cm" svg:height="10.07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3.344cm" svg:y="2.42cm" svg:width="14.23cm" svg:height="7.9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8.966cm" svg:y="12.765cm" chart:style-name="ch6">
              <text:p>Tareas</text:p>
            </chart:title>
            <chart:categories table:cell-range-address="GRÁFICA.A3:GRÁFICA.A13"/>
          </chart:axis>
          <chart:axis chart:dimension="y" chart:name="primary-y" chart:style-name="ch7">
            <chart:title svg:x="0.451cm" svg:y="9.02cm" chart:style-name="ch8">
              <text:p>Precios de las tareas</text:p>
            </chart:title>
            <chart:grid chart:style-name="ch9" chart:class="major"/>
          </chart:axis>
          <chart:axis chart:dimension="z" chart:name="primary-z" chart:style-name="ch10"/>
          <chart:series chart:style-name="ch11" chart:values-cell-range-address="GRÁFICA.B3:GRÁFICA.B13" chart:label-cell-address="GRÁFICA.B2:GRÁFICA.B2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o por tarea </text:p>
                <draw:g>
                  <svg:desc>GRÁFICA.B2:GRÁFICA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vimiento </text:p>
                <draw:g>
                  <svg:desc>GRÁFICA.A3:GRÁFICA.A13</svg:desc>
                </draw:g>
              </table:table-cell>
              <table:table-cell office:value-type="float" office:value="194.3">
                <text:p>194.3</text:p>
                <draw:g>
                  <svg:desc>GRÁFICA.B3:GRÁFICA.B13</svg:desc>
                </draw:g>
              </table:table-cell>
            </table:table-row>
            <table:table-row>
              <table:table-cell office:value-type="string">
                <text:p>Estructura </text:p>
              </table:table-cell>
              <table:table-cell office:value-type="float" office:value="1200.5">
                <text:p>1200.5</text:p>
              </table:table-cell>
            </table:table-row>
            <table:table-row>
              <table:table-cell office:value-type="string">
                <text:p>Albañilería </text:p>
              </table:table-cell>
              <table:table-cell office:value-type="float" office:value="2311">
                <text:p>2311</text:p>
              </table:table-cell>
            </table:table-row>
            <table:table-row>
              <table:table-cell office:value-type="string">
                <text:p>Yesería 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Sanitarios 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Gas 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Electricidad </text:p>
              </table:table-cell>
              <table:table-cell office:value-type="float" office:value="361.6">
                <text:p>361.6</text:p>
              </table:table-cell>
            </table:table-row>
            <table:table-row>
              <table:table-cell office:value-type="string">
                <text:p>Carp. Madera 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string">
                <text:p>Ascensores 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string"/>
              <table:table-cell office:value-type="float" office:value="227.3">
                <text:p>227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ChartGradient_20_1" draw:display-name="ChartGradient 1" draw:style="linear" draw:start-color="#ffff00" draw:end-color="#81d41a" draw:start-intensity="100%" draw:end-intensity="100%" draw:angle="30deg" draw:border="37%"/>
    <draw:gradient draw:name="ChartGradient_20_2" draw:display-name="ChartGradient 2" draw:style="ellipsoid" draw:cx="60%" draw:cy="50%" draw:start-color="#127622" draw:end-color="#ffffff" draw:start-intensity="100%" draw:end-intensity="100%" draw:angle="0deg" draw:border="15%"/>
  </office:styles>
</office:document-styles>
</file>